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Britannic Bold" svg:font-family="Britannic Bold" style:font-family-generic="swiss" style:font-pitch="variable" svg:panose-1="2 11 9 3 6 7 3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P3" style:parent-style-name="Normal" style:family="paragraph">
      <style:paragraph-properties fo:text-align="center" fo:margin-bottom="0.0555in" fo:line-height="90%"/>
    </style:style>
    <style:style style:name="T4" style:parent-style-name="Fuentedepárrafopredeter." style:family="text">
      <style:text-properties style:font-name="Calibri" fo:color="#FFFFFF" fo:font-size="9pt" style:font-size-asian="9pt" style:font-size-complex="9pt"/>
    </style:style>
    <style:style style:name="P5" style:parent-style-name="Normal" style:family="paragraph">
      <style:paragraph-properties fo:text-align="center" fo:margin-bottom="0.0555in" fo:line-height="90%"/>
    </style:style>
    <style:style style:name="T6" style:parent-style-name="Fuentedepárrafopredeter." style:family="text">
      <style:text-properties style:font-name="Calibri" fo:color="#FFFFFF" fo:font-size="9pt" style:font-size-asian="9pt" style:font-size-complex="9pt"/>
    </style:style>
    <style:style style:name="P7" style:parent-style-name="Normal" style:family="paragraph">
      <style:paragraph-properties fo:text-align="center" fo:margin-bottom="0.0555in" fo:line-height="90%"/>
    </style:style>
    <style:style style:name="T8" style:parent-style-name="Fuentedepárrafopredeter." style:family="text">
      <style:text-properties style:font-name="Calibri" fo:color="#FFFFFF" fo:font-size="9pt" style:font-size-asian="9pt" style:font-size-complex="9pt"/>
    </style:style>
    <style:style style:name="P9" style:parent-style-name="Normal" style:family="paragraph">
      <style:paragraph-properties fo:text-align="center" fo:margin-bottom="0.0555in" fo:line-height="90%"/>
    </style:style>
    <style:style style:name="T10" style:parent-style-name="Fuentedepárrafopredeter." style:family="text">
      <style:text-properties style:font-name="Calibri" fo:color="#FFFFFF" fo:font-size="9pt" style:font-size-asian="9pt" style:font-size-complex="9pt"/>
    </style:style>
    <style:style style:name="P11" style:parent-style-name="Normal" style:family="paragraph">
      <style:paragraph-properties fo:text-align="center" fo:margin-bottom="0.0555in" fo:line-height="90%"/>
    </style:style>
    <style:style style:name="T12" style:parent-style-name="Fuentedepárrafopredeter." style:family="text">
      <style:text-properties style:font-name="Calibri" fo:color="#FFFFFF" fo:font-size="9pt" style:font-size-asian="9pt" style:font-size-complex="9pt"/>
    </style:style>
    <style:style style:name="P13" style:parent-style-name="Normal" style:family="paragraph">
      <style:paragraph-properties fo:text-align="center" fo:margin-bottom="0.0555in" fo:line-height="90%"/>
    </style:style>
    <style:style style:name="T14" style:parent-style-name="Fuentedepárrafopredeter." style:family="text">
      <style:text-properties style:font-name="Calibri" fo:color="#FFFFFF" fo:font-size="9pt" style:font-size-asian="9pt" style:font-size-complex="9pt"/>
    </style:style>
    <style:style style:name="P15" style:parent-style-name="Normal" style:family="paragraph">
      <style:paragraph-properties fo:text-align="center" fo:margin-bottom="0.0555in" fo:line-height="90%"/>
    </style:style>
    <style:style style:name="T16" style:parent-style-name="Fuentedepárrafopredeter." style:family="text">
      <style:text-properties style:font-name="Calibri" fo:color="#FFFFFF" fo:font-size="9pt" style:font-size-asian="9pt" style:font-size-complex="9pt"/>
    </style:style>
    <style:style style:name="P17" style:parent-style-name="Normal" style:family="paragraph">
      <style:paragraph-properties fo:text-align="center" fo:margin-bottom="0.0555in" fo:line-height="90%"/>
    </style:style>
    <style:style style:name="T18" style:parent-style-name="Fuentedepárrafopredeter." style:family="text">
      <style:text-properties style:font-name="Calibri" fo:color="#FFFFFF" fo:font-size="9pt" style:font-size-asian="9pt" style:font-size-complex="9pt"/>
    </style:style>
    <style:style style:name="P19" style:parent-style-name="Normal" style:family="paragraph">
      <style:paragraph-properties fo:text-align="center" fo:margin-bottom="0.0555in" fo:line-height="90%"/>
    </style:style>
    <style:style style:name="T20" style:parent-style-name="Fuentedepárrafopredeter." style:family="text">
      <style:text-properties style:font-name="Calibri" fo:color="#FFFFFF" fo:font-size="9pt" style:font-size-asian="9pt" style:font-size-complex="9pt"/>
    </style:style>
    <style:style style:name="P21" style:parent-style-name="Normal" style:family="paragraph">
      <style:text-properties style:font-name="Britannic Bold" fo:color="#00B050" fo:language="en" fo:country="GB"/>
    </style:style>
    <style:style style:name="P22" style:parent-style-name="Normal" style:family="paragraph">
      <style:text-properties style:font-name="Britannic Bold" fo:color="#00B050" fo:language="en" fo:country="GB"/>
    </style:style>
    <style:style style:name="P23" style:parent-style-name="Normal" style:family="paragraph">
      <style:text-properties style:font-name="Britannic Bold" fo:color="#00B050" fo:language="en" fo:country="GB"/>
    </style:style>
    <style:style style:name="P24" style:parent-style-name="Normal" style:family="paragraph">
      <style:text-properties style:font-name="Britannic Bold" fo:color="#00B050" fo:language="en" fo:country="GB"/>
    </style:style>
    <style:style style:name="P25" style:parent-style-name="Normal" style:family="paragraph">
      <style:text-properties style:font-name="Britannic Bold" fo:color="#00B050" fo:language="en" fo:country="GB"/>
    </style:style>
    <style:style style:name="P26" style:parent-style-name="Normal" style:family="paragraph">
      <style:text-properties style:font-name="Britannic Bold" fo:color="#00B050" fo:language="en" fo:country="GB"/>
    </style:style>
    <style:style style:name="P27" style:parent-style-name="Normal" style:family="paragraph">
      <style:text-properties style:font-name="Britannic Bold" fo:color="#00B050" fo:language="en" fo:country="GB"/>
    </style:style>
    <style:style style:name="P28" style:parent-style-name="Normal" style:family="paragraph">
      <style:text-properties style:font-name="Britannic Bold" fo:color="#00B050" fo:language="en" fo:country="GB"/>
    </style:style>
    <style:style style:name="P29" style:parent-style-name="Normal" style:family="paragraph">
      <style:text-properties style:font-name="Britannic Bold" fo:color="#00B050" fo:language="en" fo:country="GB"/>
    </style:style>
    <style:style style:name="P30" style:parent-style-name="Normal" style:family="paragraph">
      <style:text-properties style:font-name="Britannic Bold" fo:color="#00B050" fo:language="en" fo:country="GB"/>
    </style:style>
    <style:style style:name="P31" style:parent-style-name="Normal" style:family="paragraph">
      <style:text-properties style:font-name="Britannic Bold" fo:color="#00B050" fo:language="en" fo:country="GB"/>
    </style:style>
    <style:style style:name="P32" style:parent-style-name="Normal" style:family="paragraph">
      <style:text-properties style:font-name="Britannic Bold" fo:color="#00B050" fo:language="en" fo:country="GB"/>
    </style:style>
    <style:style style:name="P33" style:parent-style-name="Normal" style:family="paragraph">
      <style:text-properties style:font-name="Britannic Bold" fo:color="#00B050" fo:language="en" fo:country="GB"/>
    </style:style>
    <style:style style:name="P34" style:parent-style-name="Normal" style:family="paragraph">
      <style:text-properties style:font-name="Britannic Bold" fo:color="#00B050"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style:font-name="Britannic Bold" fo:color="#00B050" fo:language="en" fo:country="GB"/>
    </style:style>
    <style:style style:name="P38" style:parent-style-name="Normal" style:family="paragraph">
      <style:text-properties style:font-name="Britannic Bold" fo:color="#00B050" fo:language="en" fo:country="GB"/>
    </style:style>
    <style:style style:name="P39" style:parent-style-name="Normal" style:family="paragraph">
      <style:text-properties style:font-name="Britannic Bold" fo:color="#00B050" fo:language="en" fo:country="GB"/>
    </style:style>
    <style:style style:name="P40" style:parent-style-name="Normal" style:family="paragraph">
      <style:text-properties style:font-name="Britannic Bold" fo:color="#00B050" fo:language="en" fo:country="GB"/>
    </style:style>
    <style:style style:name="P41" style:parent-style-name="Normal" style:family="paragraph">
      <style:text-properties style:font-name="Britannic Bold" fo:color="#00B050" fo:language="en" fo:country="GB"/>
    </style:style>
    <style:style style:name="P42" style:parent-style-name="Normal" style:family="paragraph">
      <style:text-properties style:font-name="Britannic Bold" fo:color="#00B050"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style:font-name="Britannic Bold" fo:color="#00B050" fo:language="en" fo:country="GB"/>
    </style:style>
    <style:style style:name="P47" style:parent-style-name="Normal" style:family="paragraph">
      <style:text-properties style:font-name="Britannic Bold" fo:color="#00B050" fo:language="en" fo:country="GB"/>
    </style:style>
    <style:style style:name="P48" style:parent-style-name="Normal" style:family="paragraph">
      <style:text-properties style:font-name="Britannic Bold" fo:color="#00B050" fo:language="en" fo:country="GB"/>
    </style:style>
    <style:style style:name="P49" style:parent-style-name="Normal" style:family="paragraph">
      <style:text-properties style:font-name="Britannic Bold" fo:color="#00B050" fo:language="en" fo:country="GB"/>
    </style:style>
    <style:style style:name="P50" style:parent-style-name="Normal" style:family="paragraph">
      <style:text-properties style:font-name="Britannic Bold" fo:color="#00B050"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T70" style:parent-style-name="Fuentedepárrafopredeter." style:family="text">
      <style:text-properties style:language-asian="es" style:country-asian="ES"/>
    </style:style>
    <style:style style:name="T71" style:parent-style-name="Fuentedepárrafopredeter." style:family="text">
      <style:text-properties style:language-asian="es" style:country-asian="ES" style:language-complex="ar" style:country-complex="SA"/>
    </style:style>
    <style:style style:name="P72" style:parent-style-name="Normal" style:family="paragraph">
      <style:paragraph-properties fo:text-align="center" fo:margin-bottom="0.1111in" fo:line-height="90%"/>
    </style:style>
    <style:style style:name="T73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4" style:parent-style-name="Normal" style:family="paragraph">
      <style:paragraph-properties fo:text-align="center" fo:margin-bottom="0.1111in" fo:line-height="90%"/>
    </style:style>
    <style:style style:name="T75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6" style:parent-style-name="Normal" style:family="paragraph">
      <style:paragraph-properties fo:text-align="center" fo:margin-bottom="0.1111in" fo:line-height="90%"/>
    </style:style>
    <style:style style:name="T77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8" style:parent-style-name="Normal" style:family="paragraph">
      <style:paragraph-properties fo:text-align="center" fo:margin-bottom="0.1111in" fo:line-height="90%"/>
    </style:style>
    <style:style style:name="T79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80" style:parent-style-name="Normal" style:family="paragraph">
      <style:text-properties style:font-name="Britannic Bold" fo:color="#00B050"/>
    </style:style>
    <style:style style:name="P81" style:parent-style-name="Normal" style:family="paragraph">
      <style:text-properties style:font-name="Britannic Bold" fo:color="#00B050"/>
    </style:style>
    <style:style style:name="P82" style:parent-style-name="Normal" style:family="paragraph">
      <style:text-properties style:font-name="Britannic Bold" fo:color="#00B050"/>
    </style:style>
    <style:style style:name="P83" style:parent-style-name="Normal" style:family="paragraph">
      <style:text-properties style:font-name="Britannic Bold" fo:color="#00B050"/>
    </style:style>
    <style:style style:name="P84" style:parent-style-name="Normal" style:family="paragraph">
      <style:text-properties style:font-name="Britannic Bold" fo:color="#00B050"/>
    </style:style>
    <style:style style:name="P85" style:parent-style-name="Normal" style:family="paragraph">
      <style:text-properties style:font-name="Britannic Bold" fo:color="#00B050"/>
    </style:style>
    <style:style style:name="P86" style:parent-style-name="Normal" style:family="paragraph">
      <style:text-properties style:font-name="Britannic Bold" fo:color="#00B050"/>
    </style:style>
    <style:style style:name="P87" style:parent-style-name="Normal" style:family="paragraph">
      <style:text-properties style:font-name="Britannic Bold" fo:color="#00B050"/>
    </style:style>
    <style:style style:name="P88" style:parent-style-name="Normal" style:family="paragraph">
      <style:text-properties style:font-name="Britannic Bold" fo:color="#00B050"/>
    </style:style>
    <style:style style:name="P89" style:parent-style-name="Normal" style:family="paragraph">
      <style:text-properties style:font-name="Britannic Bold" fo:color="#00B050"/>
    </style:style>
    <style:style style:name="P90" style:parent-style-name="Normal" style:family="paragraph">
      <style:text-properties style:font-name="Britannic Bold" fo:color="#00B050"/>
    </style:style>
    <style:style style:name="P91" style:parent-style-name="Normal" style:family="paragraph">
      <style:text-properties style:font-name="Britannic Bold" fo:color="#00B050"/>
    </style:style>
    <style:style style:name="T92" style:parent-style-name="Fuentedepárrafopredeter." style:family="text">
      <style:text-properties style:font-name="Britannic Bold" fo:color="#00B050"/>
    </style:style>
    <style:style style:name="P93" style:parent-style-name="Normal" style:family="paragraph">
      <style:text-properties style:font-name="Britannic Bold" fo:color="#00B050"/>
    </style:style>
    <style:style style:name="P94" style:parent-style-name="Normal" style:family="paragraph">
      <style:text-properties style:font-name="Britannic Bold" fo:color="#00B050"/>
    </style:style>
    <style:style style:name="P95" style:parent-style-name="Normal" style:list-style-name="LFO1" style:family="paragraph"/>
    <style:style style:name="T96" style:parent-style-name="Fuentedepárrafopredeter." style:family="text">
      <style:text-properties fo:font-style="italic" style:font-style-asian="italic"/>
    </style:style>
    <style:style style:name="T97" style:parent-style-name="Fuentedepárrafopredeter." style:family="text">
      <style:text-properties fo:font-style="italic" style:font-style-asian="italic"/>
    </style:style>
    <style:style style:name="P98" style:parent-style-name="Normal" style:family="paragraph">
      <style:text-properties style:font-name="Britannic Bold" fo:color="#00B050"/>
    </style:style>
    <style:style style:name="P99" style:parent-style-name="Normal" style:family="paragraph">
      <style:text-properties style:font-name="Britannic Bold" fo:color="#00B050"/>
    </style:style>
    <style:style style:name="P100" style:parent-style-name="Normal" style:family="paragraph">
      <style:text-properties style:font-name="Britannic Bold" fo:color="#00B050"/>
    </style:style>
    <style:style style:name="P101" style:parent-style-name="Normal" style:family="paragraph">
      <style:text-properties style:font-name="Britannic Bold" fo:color="#00B050"/>
    </style:style>
    <style:style style:name="P102" style:parent-style-name="Normal" style:family="paragraph">
      <style:text-properties style:font-name="Britannic Bold" fo:color="#00B050"/>
    </style:style>
    <style:style style:name="P103" style:parent-style-name="Normal" style:family="paragraph">
      <style:text-properties style:font-name="Britannic Bold" fo:color="#00B050"/>
    </style:style>
    <style:style style:name="T104" style:parent-style-name="Fuentedepárrafopredeter." style:family="text">
      <style:text-properties style:font-name="Britannic Bold" fo:color="#00B050"/>
    </style:style>
    <style:style style:name="T105" style:parent-style-name="Fuentedepárrafopredeter." style:family="text">
      <style:text-properties style:font-name="Britannic Bold" fo:color="#FF0000"/>
    </style:style>
    <style:style style:name="P106" style:parent-style-name="Normal" style:family="paragraph">
      <style:text-properties style:font-name="Britannic Bold" fo:color="#00B050"/>
    </style:style>
    <style:style style:name="P107" style:parent-style-name="Normal" style:family="paragraph">
      <style:text-properties style:font-name="Britannic Bold" fo:color="#00B050"/>
    </style:style>
    <style:style style:name="P108" style:parent-style-name="Normal" style:family="paragraph">
      <style:text-properties style:font-name="Britannic Bold" fo:color="#00B050"/>
    </style:style>
    <style:style style:name="T109" style:parent-style-name="Fuentedepárrafopredeter." style:family="text">
      <style:text-properties style:font-name="Britannic Bold" fo:color="#00B050" fo:language="en" fo:country="GB"/>
    </style:style>
    <style:style style:name="P110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1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2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3" style:parent-style-name="Normal" style:family="paragraph">
      <style:paragraph-properties fo:margin-left="1.0833in">
        <style:tab-stops/>
      </style:paragraph-properties>
      <style:text-properties fo:language="en" fo:country="GB"/>
    </style:style>
    <style:style style:name="P114" style:parent-style-name="Normal" style:list-style-name="LFO1" style:family="paragraph"/>
    <style:style style:name="T115" style:parent-style-name="Fuentedepárrafopredeter." style:family="text">
      <style:text-properties fo:language="en" fo:country="GB"/>
    </style:style>
    <style:style style:name="T116" style:parent-style-name="Fuentedepárrafopredeter." style:family="text">
      <style:text-properties fo:font-style="italic" style:font-style-asian="italic" style:font-style-complex="italic" fo:language="en" fo:country="GB"/>
    </style:style>
    <style:style style:name="T117" style:parent-style-name="Fuentedepárrafopredeter." style:family="text">
      <style:text-properties fo:language="en" fo:country="GB"/>
    </style:style>
    <style:style style:name="T118" style:parent-style-name="Fuentedepárrafopredeter." style:family="text">
      <style:text-properties fo:font-style="italic" style:font-style-asian="italic" style:font-style-complex="italic" fo:language="en" fo:country="GB"/>
    </style:style>
    <style:style style:name="T119" style:parent-style-name="Fuentedepárrafopredeter." style:family="text">
      <style:text-properties fo:language="en" fo:country="GB"/>
    </style:style>
    <style:style style:name="T120" style:parent-style-name="Fuentedepárrafopredeter." style:family="text">
      <style:text-properties fo:language="en" fo:country="GB"/>
    </style:style>
    <style:style style:name="P121" style:parent-style-name="Normal" style:family="paragraph">
      <style:text-properties fo:language="en" fo:country="GB"/>
    </style:style>
    <style:style style:name="P122" style:parent-style-name="Normal" style:family="paragraph">
      <style:paragraph-properties fo:margin-left="0.9833in">
        <style:tab-stops/>
      </style:paragraph-properties>
      <style:text-properties fo:color="#FF0000"/>
    </style:style>
    <style:style style:name="P123" style:parent-style-name="Normal" style:family="paragraph">
      <style:paragraph-properties fo:margin-left="0.9833in">
        <style:tab-stops/>
      </style:paragraph-properties>
    </style:style>
    <style:style style:name="P124" style:parent-style-name="Normal" style:family="paragraph">
      <style:paragraph-properties fo:margin-left="0.9833in">
        <style:tab-stops/>
      </style:paragraph-properties>
    </style:style>
    <style:style style:name="P125" style:parent-style-name="Normal" style:family="paragraph">
      <style:paragraph-properties fo:margin-left="0.9833in">
        <style:tab-stops/>
      </style:paragraph-properties>
    </style:style>
    <style:style style:name="P126" style:parent-style-name="Normal" style:family="paragraph">
      <style:paragraph-properties fo:margin-left="0.9833in">
        <style:tab-stops/>
      </style:paragraph-properties>
    </style:style>
    <style:style style:name="P127" style:parent-style-name="Normal" style:family="paragraph">
      <style:paragraph-properties fo:margin-left="0.9833in">
        <style:tab-stops/>
      </style:paragraph-properties>
    </style:style>
    <style:style style:name="P128" style:parent-style-name="Normal" style:family="paragraph">
      <style:paragraph-properties fo:margin-left="0.9833in">
        <style:tab-stops/>
      </style:paragraph-properties>
    </style:style>
    <style:style style:name="P129" style:parent-style-name="Normal" style:family="paragraph">
      <style:paragraph-properties fo:margin-left="0.9833in">
        <style:tab-stops/>
      </style:paragraph-properties>
    </style:style>
    <style:style style:name="P130" style:parent-style-name="Normal" style:list-style-name="LFO1" style:family="paragraph"/>
    <style:style style:name="T131" style:parent-style-name="Fuentedepárrafopredeter." style:family="text">
      <style:text-properties fo:font-style="italic" style:font-style-asian="italic"/>
    </style:style>
    <style:style style:name="T132" style:parent-style-name="Fuentedepárrafopredeter." style:family="text">
      <style:text-properties fo:font-style="italic" style:font-style-asian="italic" style:font-style-complex="italic"/>
    </style:style>
    <style:style style:name="P133" style:parent-style-name="Normal" style:family="paragraph">
      <style:paragraph-properties fo:margin-left="0.9833in">
        <style:tab-stops/>
      </style:paragraph-properties>
    </style:style>
    <style:style style:name="P134" style:parent-style-name="Normal" style:family="paragraph">
      <style:paragraph-properties fo:margin-left="0.9833in">
        <style:tab-stops/>
      </style:paragraph-properties>
    </style:style>
    <style:style style:name="P135" style:parent-style-name="Normal" style:family="paragraph">
      <style:paragraph-properties fo:margin-left="0.9833in">
        <style:tab-stops/>
      </style:paragraph-properties>
    </style:style>
    <style:style style:name="P136" style:parent-style-name="Normal" style:family="paragraph">
      <style:paragraph-properties fo:margin-left="0.9833in">
        <style:tab-stops/>
      </style:paragraph-properties>
    </style:style>
    <style:style style:name="P137" style:parent-style-name="Normal" style:family="paragraph">
      <style:paragraph-properties fo:margin-left="0.9833in">
        <style:tab-stops/>
      </style:paragraph-properties>
    </style:style>
    <style:style style:name="P138" style:parent-style-name="Normal" style:family="paragraph">
      <style:paragraph-properties fo:margin-left="0.9833in">
        <style:tab-stops/>
      </style:paragraph-properties>
    </style:style>
    <style:style style:name="P139" style:parent-style-name="Normal" style:list-style-name="LFO1" style:family="paragraph"/>
    <style:style style:name="T140" style:parent-style-name="Fuentedepárrafopredeter." style:family="text">
      <style:text-properties fo:font-style="italic" style:font-style-asian="italic" style:font-style-complex="italic"/>
    </style:style>
    <style:style style:name="P141" style:parent-style-name="Normal" style:family="paragraph">
      <style:text-properties style:font-name="Britannic Bold" fo:color="#00B050"/>
    </style:style>
    <style:style style:name="P142" style:parent-style-name="Normal" style:family="paragraph">
      <style:text-properties style:font-name="Britannic Bold" fo:color="#00B050"/>
    </style:style>
    <style:style style:name="P143" style:parent-style-name="Normal" style:family="paragraph">
      <style:text-properties style:font-name="Britannic Bold" fo:color="#00B050"/>
    </style:style>
    <style:style style:name="P144" style:parent-style-name="Normal" style:family="paragraph">
      <style:text-properties style:font-name="Britannic Bold" fo:color="#00B050"/>
    </style:style>
    <style:style style:name="P145" style:parent-style-name="Normal" style:family="paragraph">
      <style:text-properties style:font-name="Britannic Bold" fo:color="#00B050"/>
    </style:style>
    <style:style style:name="P146" style:parent-style-name="Normal" style:family="paragraph">
      <style:text-properties fo:language="en" fo:country="GB"/>
    </style:style>
    <style:style style:name="P147" style:parent-style-name="Normal" style:family="paragraph">
      <style:paragraph-properties fo:margin-left="0.9833in">
        <style:tab-stops/>
      </style:paragraph-properties>
      <style:text-properties fo:language="en" fo:country="GB"/>
    </style:style>
    <style:style style:name="P148" style:parent-style-name="Normal" style:list-style-name="LFO1" style:family="paragraph"/>
    <style:style style:name="T149" style:parent-style-name="Fuentedepárrafopredeter." style:family="text">
      <style:text-properties fo:font-style="italic" style:font-style-asian="italic" style:font-style-complex="italic"/>
    </style:style>
    <style:style style:name="P150" style:parent-style-name="Normal" style:family="paragraph">
      <style:text-properties style:font-name="Britannic Bold" fo:color="#00B050"/>
    </style:style>
    <style:style style:name="P151" style:parent-style-name="Normal" style:family="paragraph">
      <style:paragraph-properties fo:margin-left="0.5in">
        <style:tab-stops/>
      </style:paragraph-properties>
    </style:style>
    <style:style style:name="P152" style:parent-style-name="Normal" style:family="paragraph">
      <style:paragraph-properties fo:margin-left="0.5in">
        <style:tab-stops/>
      </style:paragraph-properties>
    </style:style>
    <style:style style:name="P153" style:parent-style-name="Normal" style:family="paragraph">
      <style:paragraph-properties fo:margin-left="0.5in">
        <style:tab-stops/>
      </style:paragraph-properties>
    </style:style>
    <style:style style:name="P154" style:parent-style-name="Normal" style:family="paragraph">
      <style:paragraph-properties fo:margin-left="0.5in">
        <style:tab-stops/>
      </style:paragraph-properties>
    </style:style>
    <style:style style:name="P155" style:parent-style-name="Normal" style:family="paragraph">
      <style:paragraph-properties fo:margin-left="0.5in">
        <style:tab-stops/>
      </style:paragraph-properties>
    </style:style>
    <style:style style:name="P156" style:parent-style-name="Normal" style:family="paragraph">
      <style:paragraph-properties fo:margin-left="0.5in">
        <style:tab-stops/>
      </style:paragraph-properties>
    </style:style>
    <style:style style:name="P157" style:parent-style-name="Normal" style:list-style-name="LFO1" style:family="paragraph"/>
    <style:style style:name="T158" style:parent-style-name="Fuentedepárrafopredeter." style:family="text">
      <style:text-properties fo:font-style="italic" style:font-style-asian="italic"/>
    </style:style>
    <style:style style:name="T159" style:parent-style-name="Fuentedepárrafopredeter." style:family="text">
      <style:text-properties fo:font-style="italic" style:font-style-asian="italic" style:font-style-complex="italic"/>
    </style:style>
    <style:style style:name="P160" style:parent-style-name="Normal" style:family="paragraph">
      <style:paragraph-properties fo:margin-left="0.9833in">
        <style:tab-stops/>
      </style:paragraph-properties>
    </style:style>
    <style:style style:name="P161" style:parent-style-name="Normal" style:family="paragraph">
      <style:paragraph-properties fo:margin-left="0.9833in">
        <style:tab-stops/>
      </style:paragraph-properties>
    </style:style>
    <style:style style:name="P162" style:parent-style-name="Normal" style:family="paragraph">
      <style:paragraph-properties fo:margin-left="0.9833in">
        <style:tab-stops/>
      </style:paragraph-properties>
    </style:style>
    <style:style style:name="P163" style:parent-style-name="Normal" style:family="paragraph">
      <style:paragraph-properties fo:margin-left="0.9833in">
        <style:tab-stops/>
      </style:paragraph-properties>
    </style:style>
    <style:style style:name="P164" style:parent-style-name="Normal" style:family="paragraph">
      <style:paragraph-properties fo:margin-left="0.9833in">
        <style:tab-stops/>
      </style:paragraph-properties>
    </style:style>
    <style:style style:name="P165" style:parent-style-name="Normal" style:family="paragraph">
      <style:paragraph-properties fo:margin-left="0.9833in">
        <style:tab-stops/>
      </style:paragraph-properties>
    </style:style>
    <style:style style:name="P166" style:parent-style-name="Normal" style:family="paragraph">
      <style:paragraph-properties fo:margin-left="0.9833in">
        <style:tab-stops/>
      </style:paragraph-properties>
    </style:style>
    <style:style style:name="P167" style:parent-style-name="Normal" style:family="paragraph">
      <style:paragraph-properties fo:margin-left="0.9833in">
        <style:tab-stops/>
      </style:paragraph-properties>
    </style:style>
    <style:style style:name="P168" style:parent-style-name="Normal" style:list-style-name="LFO1" style:family="paragraph"/>
    <style:style style:name="P169" style:parent-style-name="Normal" style:family="paragraph">
      <style:paragraph-properties fo:margin-left="0.9833in">
        <style:tab-stops/>
      </style:paragraph-properties>
    </style:style>
    <style:style style:name="P170" style:parent-style-name="Normal" style:family="paragraph">
      <style:paragraph-properties fo:margin-left="1.475in">
        <style:tab-stops/>
      </style:paragraph-properties>
    </style:style>
    <style:style style:name="T171" style:parent-style-name="Fuentedepárrafopredeter." style:family="text">
      <style:text-properties style:font-name="Britannic Bold" fo:color="#00B050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/>
    </style:style>
    <style:style style:family="graphic" style:name="a10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Sortu ondorengo zuhaitza zure direktorio pertsonalea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"><draw:g draw:name="Organigrama 58" draw:id="id17" draw:style-name="a17" text:anchor-type="as-char"><svg:title/><svg:desc/><draw:custom-shape svg:x="3.25748in" svg:y="0.50551in" svg:width="2.14134in" svg:height="0.2122in" draw:id="id0" draw:style-name="a0" draw:name="2 Forma libre"><svg:title/><svg:desc/><text:p text:style-name="Normal"/><draw:enhanced-geometry draw:type="non-primitive" svg:viewBox="0 0 1957642 194146" draw:enhanced-path="M ?f0 ?f0 L ?f0 ?f3 ?f1 ?f3 ?f1 ?f2 N" draw:text-areas="?f8 ?f10 ?f9 ?f11"><draw:equation draw:name="f0" draw:formula="0"/><draw:equation draw:name="f1" draw:formula="1957642"/><draw:equation draw:name="f2" draw:formula="194146"/><draw:equation draw:name="f3" draw:formula="97073"/><draw:equation draw:name="f4" draw:formula="?f2 - ?f0"/><draw:equation draw:name="f5" draw:formula="?f1 - ?f0"/><draw:equation draw:name="f6" draw:formula="?f5 / 1957642"/><draw:equation draw:name="f7" draw:formula="?f4 / 194146"/><draw:equation draw:name="f8" draw:formula="0 / ?f6"/><draw:equation draw:name="f9" draw:formula="1957642 / ?f6"/><draw:equation draw:name="f10" draw:formula="0 / ?f7"/><draw:equation draw:name="f11" draw:formula="194146 / ?f7"/></draw:enhanced-geometry></draw:custom-shape><draw:custom-shape svg:x="4.1252in" svg:y="1.22283in" svg:width="0.10039in" svg:height="0.2122in" draw:id="id1" draw:style-name="a1" draw:name="3 Forma libre"><svg:title/><svg:desc/><text:p text:style-name="Normal"/><draw:enhanced-geometry draw:type="non-primitive" svg:viewBox="0 0 91440 194146" draw:enhanced-path="M ?f3 ?f0 L ?f3 ?f2 N" draw:text-areas="?f8 ?f10 ?f9 ?f11"><draw:equation draw:name="f0" draw:formula="0"/><draw:equation draw:name="f1" draw:formula="91440"/><draw:equation draw:name="f2" draw:formula="194146"/><draw:equation draw:name="f3" draw:formula="45720"/><draw:equation draw:name="f4" draw:formula="?f2 - ?f0"/><draw:equation draw:name="f5" draw:formula="?f1 - ?f0"/><draw:equation draw:name="f6" draw:formula="?f5 / 91440"/><draw:equation draw:name="f7" draw:formula="?f4 / 194146"/><draw:equation draw:name="f8" draw:formula="0 / ?f6"/><draw:equation draw:name="f9" draw:formula="91440 / ?f6"/><draw:equation draw:name="f10" draw:formula="0 / ?f7"/><draw:equation draw:name="f11" draw:formula="194146 / ?f7"/></draw:enhanced-geometry></draw:custom-shape><draw:custom-shape svg:x="3.25748in" svg:y="0.50551in" svg:width="0.91772in" svg:height="0.2122in" draw:id="id2" draw:style-name="a2" draw:name="4 Forma libre"><svg:title/><svg:desc/><text:p text:style-name="Normal"/><draw:enhanced-geometry draw:type="non-primitive" svg:viewBox="0 0 838989 194146" draw:enhanced-path="M ?f0 ?f0 L ?f0 ?f3 ?f1 ?f3 ?f1 ?f2 N" draw:text-areas="?f8 ?f10 ?f9 ?f11"><draw:equation draw:name="f0" draw:formula="0"/><draw:equation draw:name="f1" draw:formula="838989"/><draw:equation draw:name="f2" draw:formula="194146"/><draw:equation draw:name="f3" draw:formula="97073"/><draw:equation draw:name="f4" draw:formula="?f2 - ?f0"/><draw:equation draw:name="f5" draw:formula="?f1 - ?f0"/><draw:equation draw:name="f6" draw:formula="?f5 / 838989"/><draw:equation draw:name="f7" draw:formula="?f4 / 194146"/><draw:equation draw:name="f8" draw:formula="0 / ?f6"/><draw:equation draw:name="f9" draw:formula="838989 / ?f6"/><draw:equation draw:name="f10" draw:formula="0 / ?f7"/><draw:equation draw:name="f11" draw:formula="194146 / ?f7"/></draw:enhanced-geometry></draw:custom-shape><draw:custom-shape svg:x="2.90197in" svg:y="1.22283in" svg:width="0.10039in" svg:height="0.2122in" draw:id="id3" draw:style-name="a3" draw:name="5 Forma libre"><svg:title/><svg:desc/><text:p text:style-name="Normal"/><draw:enhanced-geometry draw:type="non-primitive" svg:viewBox="0 0 91440 194146" draw:enhanced-path="M ?f3 ?f0 L ?f3 ?f2 N" draw:text-areas="?f8 ?f10 ?f9 ?f11"><draw:equation draw:name="f0" draw:formula="0"/><draw:equation draw:name="f1" draw:formula="91440"/><draw:equation draw:name="f2" draw:formula="194146"/><draw:equation draw:name="f3" draw:formula="45720"/><draw:equation draw:name="f4" draw:formula="?f2 - ?f0"/><draw:equation draw:name="f5" draw:formula="?f1 - ?f0"/><draw:equation draw:name="f6" draw:formula="?f5 / 91440"/><draw:equation draw:name="f7" draw:formula="?f4 / 194146"/><draw:equation draw:name="f8" draw:formula="0 / ?f6"/><draw:equation draw:name="f9" draw:formula="91440 / ?f6"/><draw:equation draw:name="f10" draw:formula="0 / ?f7"/><draw:equation draw:name="f11" draw:formula="194146 / ?f7"/></draw:enhanced-geometry></draw:custom-shape><draw:custom-shape svg:x="2.95197in" svg:y="0.50551in" svg:width="0.30591in" svg:height="0.2122in" draw:id="id4" draw:style-name="a4" draw:name="6 Forma libre"><svg:title/><svg:desc/><text:p text:style-name="Normal"/><draw:enhanced-geometry draw:type="non-primitive" svg:viewBox="0 0 279663 194146" draw:enhanced-path="M ?f1 ?f0 L ?f1 ?f3 ?f0 ?f3 ?f0 ?f2 N" draw:text-areas="?f8 ?f10 ?f9 ?f11"><draw:equation draw:name="f0" draw:formula="0"/><draw:equation draw:name="f1" draw:formula="279663"/><draw:equation draw:name="f2" draw:formula="194146"/><draw:equation draw:name="f3" draw:formula="97073"/><draw:equation draw:name="f4" draw:formula="?f2 - ?f0"/><draw:equation draw:name="f5" draw:formula="?f1 - ?f0"/><draw:equation draw:name="f6" draw:formula="?f5 / 279663"/><draw:equation draw:name="f7" draw:formula="?f4 / 194146"/><draw:equation draw:name="f8" draw:formula="0 / ?f6"/><draw:equation draw:name="f9" draw:formula="279663 / ?f6"/><draw:equation draw:name="f10" draw:formula="0 / ?f7"/><draw:equation draw:name="f11" draw:formula="194146 / ?f7"/></draw:enhanced-geometry></draw:custom-shape><draw:custom-shape svg:x="1.11732in" svg:y="1.22283in" svg:width="0.6122in" svg:height="0.2122in" draw:id="id5" draw:style-name="a5" draw:name="7 Forma libre"><svg:title/><svg:desc/><text:p text:style-name="Normal"/><draw:enhanced-geometry draw:type="non-primitive" svg:viewBox="0 0 559326 194146" draw:enhanced-path="M ?f0 ?f0 L ?f0 ?f3 ?f1 ?f3 ?f1 ?f2 N" draw:text-areas="?f8 ?f10 ?f9 ?f11"><draw:equation draw:name="f0" draw:formula="0"/><draw:equation draw:name="f1" draw:formula="559326"/><draw:equation draw:name="f2" draw:formula="194146"/><draw:equation draw:name="f3" draw:formula="97073"/><draw:equation draw:name="f4" draw:formula="?f2 - ?f0"/><draw:equation draw:name="f5" draw:formula="?f1 - ?f0"/><draw:equation draw:name="f6" draw:formula="?f5 / 559326"/><draw:equation draw:name="f7" draw:formula="?f4 / 194146"/><draw:equation draw:name="f8" draw:formula="0 / ?f6"/><draw:equation draw:name="f9" draw:formula="559326 / ?f6"/><draw:equation draw:name="f10" draw:formula="0 / ?f7"/><draw:equation draw:name="f11" draw:formula="194146 / ?f7"/></draw:enhanced-geometry></draw:custom-shape><draw:custom-shape svg:x="0.50551in" svg:y="1.22283in" svg:width="0.6122in" svg:height="0.2122in" draw:id="id6" draw:style-name="a6" draw:name="8 Forma libre"><svg:title/><svg:desc/><text:p text:style-name="Normal"/><draw:enhanced-geometry draw:type="non-primitive" svg:viewBox="0 0 559326 194146" draw:enhanced-path="M ?f1 ?f0 L ?f1 ?f3 ?f0 ?f3 ?f0 ?f2 N" draw:text-areas="?f8 ?f10 ?f9 ?f11"><draw:equation draw:name="f0" draw:formula="0"/><draw:equation draw:name="f1" draw:formula="559326"/><draw:equation draw:name="f2" draw:formula="194146"/><draw:equation draw:name="f3" draw:formula="97073"/><draw:equation draw:name="f4" draw:formula="?f2 - ?f0"/><draw:equation draw:name="f5" draw:formula="?f1 - ?f0"/><draw:equation draw:name="f6" draw:formula="?f5 / 559326"/><draw:equation draw:name="f7" draw:formula="?f4 / 194146"/><draw:equation draw:name="f8" draw:formula="0 / ?f6"/><draw:equation draw:name="f9" draw:formula="559326 / ?f6"/><draw:equation draw:name="f10" draw:formula="0 / ?f7"/><draw:equation draw:name="f11" draw:formula="194146 / ?f7"/></draw:enhanced-geometry></draw:custom-shape><draw:custom-shape svg:x="1.11732in" svg:y="0.50551in" svg:width="2.14134in" svg:height="0.2122in" draw:id="id7" draw:style-name="a7" draw:name="9 Forma libre"><svg:title/><svg:desc/><text:p text:style-name="Normal"/><draw:enhanced-geometry draw:type="non-primitive" svg:viewBox="0 0 1957642 194146" draw:enhanced-path="M ?f1 ?f0 L ?f1 ?f3 ?f0 ?f3 ?f0 ?f2 N" draw:text-areas="?f8 ?f10 ?f9 ?f11"><draw:equation draw:name="f0" draw:formula="0"/><draw:equation draw:name="f1" draw:formula="1957642"/><draw:equation draw:name="f2" draw:formula="194146"/><draw:equation draw:name="f3" draw:formula="97073"/><draw:equation draw:name="f4" draw:formula="?f2 - ?f0"/><draw:equation draw:name="f5" draw:formula="?f1 - ?f0"/><draw:equation draw:name="f6" draw:formula="?f5 / 1957642"/><draw:equation draw:name="f7" draw:formula="?f4 / 194146"/><draw:equation draw:name="f8" draw:formula="0 / ?f6"/><draw:equation draw:name="f9" draw:formula="1957642 / ?f6"/><draw:equation draw:name="f10" draw:formula="0 / ?f7"/><draw:equation draw:name="f11" draw:formula="194146 / ?f7"/></draw:enhanced-geometry></draw:custom-shape><draw:custom-shape svg:x="2.75276in" svg:y="0in" svg:width="1.01063in" svg:height="0.50591in" draw:id="id8" draw:style-name="a8" draw:name="10 Forma libre"><svg:title/><svg:desc/><text:p text:style-name="P3"><text:span text:style-name="T4">FP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61181in" svg:y="0.71732in" svg:width="1.01063in" svg:height="0.50591in" draw:id="id9" draw:style-name="a9" draw:name="11 Forma libre"><svg:title/><svg:desc/><text:p text:style-name="P5"><text:span text:style-name="T6">APUNTE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1.43543in" svg:width="1.01063in" svg:height="0.50591in" draw:id="id10" draw:style-name="a10" draw:name="12 Forma libre"><svg:title/><svg:desc/><text:p text:style-name="P7"><text:span text:style-name="T8">1ebaluaketa.txt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22362in" svg:y="1.43543in" svg:width="1.01063in" svg:height="0.50591in" draw:id="id11" draw:style-name="a11" draw:name="13 Forma libre"><svg:title/><svg:desc/><text:p text:style-name="P9"><text:span text:style-name="T10">3ebaluaketa.txt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44646in" svg:y="0.71732in" svg:width="1.01063in" svg:height="0.50591in" draw:id="id12" draw:style-name="a12" draw:name="14 Forma libre"><svg:title/><svg:desc/><text:p text:style-name="P11"><text:span text:style-name="T12">ARIKET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44646in" svg:y="1.43543in" svg:width="1.01063in" svg:height="0.50591in" draw:id="id13" draw:style-name="a13" draw:name="15 Forma libre"><svg:title/><svg:desc/><text:p text:style-name="P13"><text:span text:style-name="T14">1ebalu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66929in" svg:y="0.71732in" svg:width="1.01063in" svg:height="0.50591in" draw:id="id14" draw:style-name="a14" draw:name="16 Forma libre"><svg:title/><svg:desc/><text:p text:style-name="P15"><text:span text:style-name="T16">AZTERKET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66929in" svg:y="1.43543in" svg:width="1.01063in" svg:height="0.50591in" draw:id="id15" draw:style-name="a15" draw:name="17 Forma libre"><svg:title/><svg:desc/><text:p text:style-name="P17"><text:span text:style-name="T18">1ebalua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9291in" svg:y="0.71732in" svg:width="1.01063in" svg:height="0.50591in" draw:id="id16" draw:style-name="a16" draw:name="18 Forma libre"><svg:title/><svg:desc/><text:p text:style-name="P19"><text:span text:style-name="T20">PROGRAM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Normal"/>
      <text:p text:style-name="P21">mkdir FP</text:p>
      <text:p text:style-name="P22">cd FP</text:p>
      <text:p text:style-name="P23">mkdir APUNTEAK ARIKETAK AZTERKETAK PROGRAMAK</text:p>
      <text:p text:style-name="P24">cd APUNTEAK</text:p>
      <text:p text:style-name="P25">touch 1ebaluaketa.txt 3ebaluaketa.txt</text:p>
      <text:p text:style-name="P26">cd ..</text:p>
      <text:p text:style-name="P27">cd ARIKETAK</text:p>
      <text:p text:style-name="P28">mkdir 1ebalu</text:p>
      <text:p text:style-name="P29">cd ..</text:p>
      <text:p text:style-name="P30">cd AZTERKETAK</text:p>
      <text:p text:style-name="P31">mkdir 1ebalua</text:p>
      <text:p text:style-name="P32">cd ..</text:p>
      <text:p text:style-name="P33">cd ..</text:p>
      <text:p text:style-name="P34"/>
      <text:p text:style-name="P35">Direktorioak sortu eta ondorengo baimenak ezarri :<text:s/>jabearentzat baimen guztiak eta irakurri eta idatzi taldea eta besteentzat.<text:s/>(chmod)</text:p>
      <text:p text:style-name="P36"/>
      <text:p text:style-name="P37">chmod 766 FP</text:p>
      <text:p text:style-name="P38">cd FP</text:p>
      <text:p text:style-name="P39">chmod 766 APUNTEAK</text:p>
      <text:p text:style-name="P40">chmod 766 ARIKETAK</text:p>
      <text:p text:style-name="P41">chmod 766 AZTERKETAK</text:p>
      <text:p text:style-name="P42">chmod 766 PROGRAMAK</text:p>
      <text:p text:style-name="P43"><text:tab/><text:tab/></text:p>
      <text:p text:style-name="P44"><text:tab/><text:tab/></text:p>
      <text:p text:style-name="P45">Fitxategiak sortu eta ondorengo baimenak ezarriko ditugu:<text:s/>jabearentzat baimen guztiak, eta irakurtzeko baimena taldea eta besteentzat.(chmod)</text:p>
      <text:p text:style-name="P46"/>
      <text:p text:style-name="P47">cd APUNTEAK</text:p>
      <text:p text:style-name="P48">chmod 744 1ebaluaketa.txt</text:p>
      <text:p text:style-name="P49">chmod 744 3ebaluaketa.txt</text:p>
      <text:p text:style-name="P50"/>
      <text:p text:style-name="P51"><text:tab/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Normal">Aldatu root erabiltzailera eta ondorengo zuhaitza sortu zure karpeta pertsonalean.</text:p>
      <text:p text:style-name="Normal"/>
      <text:p text:style-name="Normal"><text:tab/><text:tab/></text:p>
      <text:p text:style-name="Normal"><text:span text:style-name="T70"><text:s text:c="35"/></text:span><text:span text:style-name="T71"><draw:g draw:name="Organigrama 78" draw:id="id25" draw:style-name="a25" text:anchor-type="as-char"><svg:title/><svg:desc/><draw:custom-shape svg:x="1.24173in" svg:y="1.35984in" svg:width="0.68031in" svg:height="0.23583in" draw:id="id18" draw:style-name="a18" draw:name="20 Forma libre"><svg:title/><svg:desc/><text:p text:style-name="Normal"/><draw:enhanced-geometry draw:type="non-primitive" svg:viewBox="0 0 621640 215775" draw:enhanced-path="M ?f0 ?f0 L ?f0 ?f3 ?f1 ?f3 ?f1 ?f2 N" draw:text-areas="?f8 ?f10 ?f9 ?f11"><draw:equation draw:name="f0" draw:formula="0"/><draw:equation draw:name="f1" draw:formula="621640"/><draw:equation draw:name="f2" draw:formula="215775"/><draw:equation draw:name="f3" draw:formula="107887"/><draw:equation draw:name="f4" draw:formula="?f2 - ?f0"/><draw:equation draw:name="f5" draw:formula="?f1 - ?f0"/><draw:equation draw:name="f6" draw:formula="?f5 / 621640"/><draw:equation draw:name="f7" draw:formula="?f4 / 215775"/><draw:equation draw:name="f8" draw:formula="0 / ?f6"/><draw:equation draw:name="f9" draw:formula="621640 / ?f6"/><draw:equation draw:name="f10" draw:formula="0 / ?f7"/><draw:equation draw:name="f11" draw:formula="215775 / ?f7"/></draw:enhanced-geometry></draw:custom-shape><draw:custom-shape svg:x="0.56181in" svg:y="1.35984in" svg:width="0.68031in" svg:height="0.23583in" draw:id="id19" draw:style-name="a19" draw:name="21 Forma libre"><svg:title/><svg:desc/><text:p text:style-name="Normal"/><draw:enhanced-geometry draw:type="non-primitive" svg:viewBox="0 0 621640 215775" draw:enhanced-path="M ?f1 ?f0 L ?f1 ?f3 ?f0 ?f3 ?f0 ?f2 N" draw:text-areas="?f8 ?f10 ?f9 ?f11"><draw:equation draw:name="f0" draw:formula="0"/><draw:equation draw:name="f1" draw:formula="621640"/><draw:equation draw:name="f2" draw:formula="215775"/><draw:equation draw:name="f3" draw:formula="107887"/><draw:equation draw:name="f4" draw:formula="?f2 - ?f0"/><draw:equation draw:name="f5" draw:formula="?f1 - ?f0"/><draw:equation draw:name="f6" draw:formula="?f5 / 621640"/><draw:equation draw:name="f7" draw:formula="?f4 / 215775"/><draw:equation draw:name="f8" draw:formula="0 / ?f6"/><draw:equation draw:name="f9" draw:formula="621640 / ?f6"/><draw:equation draw:name="f10" draw:formula="0 / ?f7"/><draw:equation draw:name="f11" draw:formula="215775 / ?f7"/></draw:enhanced-geometry></draw:custom-shape><draw:custom-shape svg:x="1.19173in" svg:y="0.56181in" svg:width="0.10039in" svg:height="0.23583in" draw:id="id20" draw:style-name="a20" draw:name="22 Forma libre"><svg:title/><svg:desc/><text:p text:style-name="Normal"/><draw:enhanced-geometry draw:type="non-primitive" svg:viewBox="0 0 91440 215775" draw:enhanced-path="M ?f3 ?f0 L ?f3 ?f2 N" draw:text-areas="?f8 ?f10 ?f9 ?f11"><draw:equation draw:name="f0" draw:formula="0"/><draw:equation draw:name="f1" draw:formula="91440"/><draw:equation draw:name="f2" draw:formula="215775"/><draw:equation draw:name="f3" draw:formula="45720"/><draw:equation draw:name="f4" draw:formula="?f2 - ?f0"/><draw:equation draw:name="f5" draw:formula="?f1 - ?f0"/><draw:equation draw:name="f6" draw:formula="?f5 / 91440"/><draw:equation draw:name="f7" draw:formula="?f4 / 215775"/><draw:equation draw:name="f8" draw:formula="0 / ?f6"/><draw:equation draw:name="f9" draw:formula="91440 / ?f6"/><draw:equation draw:name="f10" draw:formula="0 / ?f7"/><draw:equation draw:name="f11" draw:formula="215775 / ?f7"/></draw:enhanced-geometry></draw:custom-shape><draw:custom-shape svg:x="0.67992in" svg:y="0in" svg:width="1.12401in" svg:height="0.5622in" draw:id="id21" draw:style-name="a21" draw:name="23 Forma libre"><svg:title/><svg:desc/><text:p text:style-name="P72"><text:span text:style-name="T73">FP1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67992in" svg:y="0.79803in" svg:width="1.20787in" svg:height="0.5622in" draw:id="id22" draw:style-name="a22" draw:name="24 Forma libre"><svg:title/><svg:desc/><text:p text:style-name="P74"><text:span text:style-name="T75">APUNTEAK1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1.59527in" svg:width="1.12401in" svg:height="0.5622in" draw:id="id23" draw:style-name="a23" draw:name="25 Forma libre"><svg:title/><svg:desc/><text:p text:style-name="P76"><text:span text:style-name="T77">1ebalu.txt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35984in" svg:y="1.59527in" svg:width="1.12401in" svg:height="0.5622in" draw:id="id24" draw:style-name="a24" draw:name="26 Forma libre"><svg:title/><svg:desc/><text:p text:style-name="P78"><text:span text:style-name="T79">2eba.txt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Normal"/>
      <text:p text:style-name="P80">sudo su<text:s/></text:p>
      <text:p text:style-name="P81">cd ..</text:p>
      <text:p text:style-name="P82">cd ..</text:p>
      <text:p text:style-name="P83">mkdir FP1</text:p>
      <text:p text:style-name="P84">cd FP1</text:p>
      <text:p text:style-name="P85">mkdir APUNTEAK1</text:p>
      <text:p text:style-name="P86">cd APUNTEAK1</text:p>
      <text:p text:style-name="P87">touch 1ebalu.txt 2eba.txt</text:p>
      <text:p text:style-name="Normal"/>
      <text:p text:style-name="Normal">Direktorioak sortu eta ondorengo baimenak ezarri : jabearentzat baimen<text:s/>guztiak eta irakurri eta idatzi taldea eta besteentzat. (chmod)</text:p>
      <text:p text:style-name="Normal"/>
      <text:p text:style-name="P88">cd ..</text:p>
      <text:p text:style-name="P89">cd ..</text:p>
      <text:p text:style-name="P90">chmod –R 766 FP1</text:p>
      <text:p text:style-name="P91"/>
      <text:p text:style-name="Normal"><text:tab/><text:tab/><text:tab/></text:p>
      <text:soft-page-break/>
      <text:p text:style-name="Normal"><text:tab/><text:tab/><text:tab/></text:p>
      <text:p text:style-name="Normal"/>
      <text:p text:style-name="Normal">Fitxategiak sortzean ondorengo baimenak ezarriko ditugu: jabearentzat baimen guztiak, eta irakurtzeko baimena taldea eta besteentzat.(chmod)</text:p>
      <text:p text:style-name="Normal"><text:s/></text:p>
      <text:p text:style-name="Normal"><text:span text:style-name="T92">cd FP1</text:span><text:tab/><text:tab/><text:tab/></text:p>
      <text:p text:style-name="P93">cd APUNTEAK1</text:p>
      <text:p text:style-name="P94">chmod 744 1ebalu.txt 2eba.txt</text:p>
      <text:p text:style-name="Normal"/>
      <text:list text:style-name="LFO1" text:continue-numbering="true">
        <text:list-item>
          <text:p text:style-name="P95">Pasatu zure erabiltzailera eta saiatu datuak gehitzen<text:s/><text:span text:style-name="T96">1ebalu.txt<text:s/></text:span>fitxategiari<text:span text:style-name="T97">.<text:s/></text:span>Ezin da aldaketarik egin, egin beharrezkoak diren eragiketak edukia aldatzeko(sinbolikoa eta zenbakiekin)</text:p>
        </text:list-item>
      </text:list>
      <text:p text:style-name="Normal"/>
      <text:p text:style-name="P98">su uni</text:p>
      <text:p text:style-name="P99">gedit 1ebalu.txt<text:s/><text:s text:c="2"/>(ez du beharrezko baimenak)</text:p>
      <text:p text:style-name="P100">sudo su</text:p>
      <text:p text:style-name="P101"/>
      <text:p text:style-name="P102">cd ..</text:p>
      <text:p text:style-name="P103">cd ..</text:p>
      <text:p text:style-name="Normal"><text:span text:style-name="T104">chmod –R 777 FP1 <text:s/></text:span><text:span text:style-name="T105">**</text:span></text:p>
      <text:p text:style-name="P106">su uni</text:p>
      <text:p text:style-name="P107">cd FP1</text:p>
      <text:p text:style-name="P108">cd APUNTEAK1</text:p>
      <text:p text:style-name="Normal"><text:span text:style-name="T109">gedit 1.ebalu.txt</text:span></text:p>
      <text:p text:style-name="P110"/>
      <text:p text:style-name="P111"/>
      <text:p text:style-name="P112"><text:s/></text:p>
      <text:p text:style-name="P113"/>
      <text:list text:style-name="LFO1" text:continue-numbering="true">
        <text:list-item>
          <text:p text:style-name="P114"><text:span text:style-name="T115">root erabiltzailetik <text:s/></text:span><text:span text:style-name="T116">APUNTEAK1</text:span><text:span text:style-name="T117"><text:s/>direktorioari exekuzio baimena kendu besteentzat.. Aldatu zure erabiltzalera eta saiatu <text:s text:c="2"/></text:span><text:span text:style-name="T118">APUNTEAK1</text:span><text:span text:style-name="T119"><text:s/></text:span><text:span text:style-name="T120">direktoriora sartzen. Egin beharrekoa edozein erabiltzaile direktorio horretara sartzeko.(sinbolikoa eta zenbakiekin)</text:span></text:p>
        </text:list-item>
      </text:list>
      <text:p text:style-name="P121"/>
      <text:p text:style-name="P122">**Hemen emanda baimenak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list text:style-name="LFO1" text:continue-numbering="true">
        <text:list-item>
          <text:p text:style-name="P130">Zure erabiltzailearekin kendu taldeari eta besteei baimen guztiak <text:s/><text:span text:style-name="T131">1ebalu.txt</text:span><text:s/>eta<text:s/><text:span text:style-name="T132">2eba.txt</text:span><text:s/>artxiboetan. Sartu root bezala. Zer geratzen da?</text:p>
        </text:list-item>
      </text:list>
      <text:p text:style-name="Normal"/>
      <text:p text:style-name="P133"/>
      <text:p text:style-name="P134"/>
      <text:p text:style-name="P135"/>
      <text:p text:style-name="P136"/>
      <text:p text:style-name="P137"><text:tab/></text:p>
      <text:p text:style-name="P138"/>
      <text:list text:style-name="LFO1" text:continue-numbering="true">
        <text:list-item>
          <text:p text:style-name="P139">root erabiltzailearekin ,jabearentzat baimen guztiak jarri eta taldea eta<text:s/><text:soft-page-break/>besteentzat baimen guztiak kendu <text:s/><text:span text:style-name="T140">2eba.txt</text:span><text:s/>artxiboan. Ondoren aldatu jabea. Orain jabea zu izango zara. Saiatu datuak gehitzen artxibo honi.</text:p>
        </text:list-item>
      </text:list>
      <text:p text:style-name="P141">Chmod 700 2eba.txt</text:p>
      <text:p text:style-name="P142">Chown uni 2eba.txt</text:p>
      <text:p text:style-name="P143">Su uni</text:p>
      <text:p text:style-name="P144">Gedit 2eba.txt</text:p>
      <text:p text:style-name="P145"/>
      <text:p text:style-name="P146"/>
      <text:p text:style-name="P147"/>
      <text:list text:style-name="LFO1" text:continue-numbering="true">
        <text:list-item>
          <text:p text:style-name="P148">Root erabiltzailearekin jabeari eman baimen guztiak , eta taldeari <text:s/>irakurri eta idaztekoa eta besteentzat batez <text:s text:c="2"/><text:span text:style-name="T149">2eba.txt</text:span><text:s/>artxiboan. Ondoren aldatu taldea, gure erabiltzailearen izen berekoa izango da. Saiatu datuak gehitzen zure erabiltzailearekin. Zer gertatzen da?</text:p>
        </text:list-item>
      </text:list>
      <text:p text:style-name="Normal"/>
      <text:p text:style-name="P150">Chgrp uni 2eba.txt</text:p>
      <text:p text:style-name="P151"/>
      <text:p text:style-name="P152"/>
      <text:p text:style-name="P153"/>
      <text:p text:style-name="P154"/>
      <text:p text:style-name="P155"/>
      <text:p text:style-name="P156"><text:s text:c="6"/></text:p>
      <text:p text:style-name="Normal"/>
      <text:list text:style-name="LFO1" text:continue-numbering="true">
        <text:list-item>
          <text:p text:style-name="P157">Zure erabiltzailearekin taldeari eta besteei kendu baimen guztiak <text:s/><text:span text:style-name="T158">1ebalu.txt</text:span><text:s/>eta<text:s/><text:span text:style-name="T159">2eba.txt</text:span><text:s/>artxiboetan, eta artxiboaren jabea aldatuko diogu, orain root izango da. Saiatu artxiboa irakurtzen. Zer gertatzen da?</text:p>
        </text:list-item>
      </text:list>
      <text:p text:style-name="Normal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list text:style-name="LFO1" text:continue-numbering="true">
        <text:list-item>
          <text:p text:style-name="P168">Begiratu <text:s/>FP1 zuhaitzaren baimenak eta zure erabiltzailearekin zuhaitza ezabatu ahal izateko beahrrezkoak diren aldaketak egin(ez erabili root <text:s/>ezabatzeko)</text:p>
        </text:list-item>
      </text:list>
      <text:p text:style-name="P169"/>
      <text:p text:style-name="P170"/>
      <text:p text:style-name="Normal"><text:span text:style-name="T171">ls –lR FP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Britannic Bold" svg:font-family="Britannic Bold" style:font-family-generic="swiss" style:font-pitch="variable" svg:panose-1="2 11 9 3 6 7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language-asian="ar" style:country-asian="SA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rza Ortiz, Karmele</dc:creator>
    <meta:creation-date>2020-03-17T10:36:00Z</meta:creation-date>
    <dc:date>2022-03-15T07:24:00Z</dc:date>
    <meta:template xlink:href="Normal.dotm" xlink:type="simple"/>
    <meta:editing-cycles>7</meta:editing-cycles>
    <meta:editing-duration>PT6780S</meta:editing-duration>
    <meta:document-statistic meta:page-count="4" meta:paragraph-count="6" meta:word-count="467" meta:character-count="3035" meta:row-count="21" meta:non-whitespace-character-count="2574"/>
  </office:meta>
</office:document-meta>
</file>